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59pt" officeooo:rsid="000102dc" officeooo:paragraph-rsid="000102dc" style:font-size-asian="59pt" style:font-size-complex="59pt"/>
    </style:style>
    <style:style style:name="P2" style:family="paragraph" style:parent-style-name="Standard">
      <style:paragraph-properties fo:text-align="center" style:justify-single-word="false"/>
      <style:text-properties fo:font-size="59pt" officeooo:rsid="00049d88" officeooo:paragraph-rsid="00049d88" style:font-size-asian="59pt" style:font-size-complex="5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rch Sales:</text:p>
      <text:p text:style-name="P2"/>
      <text:p text:style-name="P2">Stickers: $30 for a sheet of six</text:p>
      <text:p text:style-name="P2">T-Shirts: $200</text:p>
      <text:p text:style-name="P2"/>
      <text:p text:style-name="P2">Soft Drinks: $10</text:p>
      <text:p text:style-name="P2">Beer: $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7:10:22.609794666</meta:creation-date>
    <dc:date>2017-10-10T19:46:59.772567968</dc:date>
    <meta:editing-duration>PT2H12M37S</meta:editing-duration>
    <meta:editing-cycles>2</meta:editing-cycles>
    <meta:generator>LibreOffice/4.3.3.2$Linux_ARM_EABI LibreOffice_project/430m0$Build-2</meta:generator>
    <meta:document-statistic meta:table-count="0" meta:image-count="0" meta:object-count="0" meta:page-count="1" meta:paragraph-count="5" meta:word-count="16" meta:character-count="83" meta:non-whitespace-character-count="72"/>
  </office:meta>
</office:document-meta>
</file>